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y YouTube user @patrickstival6179</text:p>
      <text:p text:style-name="Standard"/>
      <text:p text:style-name="Standard">Here are some classic dynamic programming problems:</text:p>
      <text:p text:style-name="Standard"/>
      <text:p text:style-name="Standard">part I:</text:p>
      <text:p text:style-name="Standard"/>
      <text:p text:style-name="Standard">Fibonacci Numbers:</text:p>
      <text:p text:style-name="Standard">Problem: Compute the nth Fibonacci number.</text:p>
      <text:p text:style-name="Standard">Dynamic Programming Approach: Use memoization or bottom-up tabulation to store and reuse previously computed Fibonacci numbers.</text:p>
      <text:p text:style-name="Standard"/>
      <text:p text:style-name="Standard">Longest Common Subsequence (LCS):</text:p>
      <text:p text:style-name="Standard">Problem: Given two sequences, find the length of the longest subsequence present in both of them.</text:p>
      <text:p text:style-name="Standard">Dynamic Programming Approach: Build a table to store the lengths of LCS for different subproblems.</text:p>
      <text:p text:style-name="Standard"/>
      <text:p text:style-name="Standard">Longest Increasing Subsequence (LIS):</text:p>
      <text:p text:style-name="Standard">Problem: Given an unsorted array of integers, find the length of the longest increasing subsequence.</text:p>
      <text:p text:style-name="Standard">Dynamic Programming Approach: Build a table to store the lengths of LIS for different subproblems.</text:p>
      <text:p text:style-name="Standard"/>
      <text:p text:style-name="Standard">Knapsack Problem:</text:p>
      <text:p text:style-name="Standard">Problem: Given a set of items, each with a weight and a value, determine the maximum value that can be obtained by selecting a subset of items with a total weight not exceeding a given limit.</text:p>
      <text:p text:style-name="Standard">Dynamic Programming Approach: Create a table to store the maximum value for different subproblems.</text:p>
      <text:p text:style-name="Standard"/>
      <text:p text:style-name="Standard">Coin Change Problem:</text:p>
      <text:p text:style-name="Standard">Problem: Given a set of coin denominations and a total amount, find the number of ways to make the amount using any combination of coins.</text:p>
      <text:p text:style-name="Standard">Dynamic Programming Approach: Build a table to store the number of ways to make change for different subproblems.</text:p>
      <text:p text:style-name="Standard"/>
      <text:p text:style-name="Standard">Edit Distance:</text:p>
      <text:p text:style-name="Standard">Problem: Given two strings, find the minimum number of operations (insertion, deletion, and substitution) required to convert one string into another.</text:p>
      <text:p text:style-name="Standard">Dynamic Programming Approach: Build a table to store the minimum edit distance for different subproblems.</text:p>
      <text:p text:style-name="Standard"/>
      <text:p text:style-name="Standard">Matrix Chain Multiplication:</text:p>
      <text:p text:style-name="Standard">Problem: Given a sequence of matrices, find the most efficient way to multiply them.</text:p>
      <text:p text:style-name="Standard">Dynamic Programming Approach: Build a table to store the minimum number of scalar multiplications needed for different subproblems.</text:p>
      <text:p text:style-name="Standard"/>
      <text:p text:style-name="Standard">Subset Sum:</text:p>
      <text:p text:style-name="Standard">Problem: Given a set of non-negative integers, determine if there is a subset that sums to a given target.</text:p>
      <text:p text:style-name="Standard">Dynamic Programming Approach: Build a table to store whether a subset sum is possible for different subproblems.</text:p>
      <text:p text:style-name="Standard"/>
      <text:p text:style-name="Standard"><text:soft-page-break/>Rod Cutting Problem:</text:p>
      <text:p text:style-name="Standard">Problem: Given a rod of length n and a table of prices for rod pieces of various lengths, find the maximum value obtainable by cutting the rod and selling the pieces.</text:p>
      <text:p text:style-name="Standard">Dynamic Programming Approach: Build a table to store the maximum value for different subproblems.</text:p>
      <text:p text:style-name="Standard"/>
      <text:p text:style-name="Standard">Maximum Subarray Sum:</text:p>
      <text:p text:style-name="Standard">Problem: Given an array of integers, find the contiguous subarray with the largest sum.</text:p>
      <text:p text:style-name="Standard">Dynamic Programming Approach: Keep track of the maximum subarray sum ending at each position in the array.</text:p>
      <text:p text:style-name="Standard"/>
      <text:p text:style-name="Standard"/>
      <text:p text:style-name="Standard"/>
      <text:p text:style-name="Standard">part II:</text:p>
      <text:p text:style-name="Standard"/>
      <text:p text:style-name="Standard">Palindrome Partitioning:</text:p>
      <text:p text:style-name="Standard">Problem: Given a string, partition it into as many palindromic substrings as possible.</text:p>
      <text:p text:style-name="Standard">Dynamic Programming Approach: Build a table to store the minimum number of cuts needed to partition substrings into palindromes.</text:p>
      <text:p text:style-name="Standard"/>
      <text:p text:style-name="Standard">Word Break Problem:</text:p>
      <text:p text:style-name="Standard">Problem: Given a string and a dictionary of words, determine if the string can be segmented into a space-separated sequence of dictionary words.</text:p>
      <text:p text:style-name="Standard">Dynamic Programming Approach: Build a table to store whether a substring can be segmented using the given dictionary.</text:p>
      <text:p text:style-name="Standard"/>
      <text:p text:style-name="Standard">Longest Palindromic Substring:</text:p>
      <text:p text:style-name="Standard">Problem: Given a string, find the longest palindromic substring.</text:p>
      <text:p text:style-name="Standard">Dynamic Programming Approach: Build a table to store whether substrings are palindromic.</text:p>
      <text:p text:style-name="Standard"/>
      <text:p text:style-name="Standard">Count Distinct Subsequences:</text:p>
      <text:p text:style-name="Standard">Problem: Given a string, count the number of distinct subsequences of it.</text:p>
      <text:p text:style-name="Standard">Dynamic Programming Approach: Build a table to store the count of distinct subsequences for different subproblems.</text:p>
      <text:p text:style-name="Standard"/>
      <text:p text:style-name="Standard">Maximum Sum Increasing Subsequence:</text:p>
      <text:p text:style-name="Standard">Problem: Given an array of integers, find the maximum sum of increasing subsequence.</text:p>
      <text:p text:style-name="Standard">Dynamic Programming Approach: Build a table to store the maximum sum of increasing subsequences for different subproblems.</text:p>
      <text:p text:style-name="Standard"/>
      <text:p text:style-name="Standard">Largest Sum Rectangle in a 2D Matrix:</text:p>
      <text:p text:style-name="Standard">Problem: Given a 2D matrix of integers, find the largest sum rectangle.</text:p>
      <text:p text:style-name="Standard">Dynamic Programming Approach: Reduce the problem to finding the largest sum subarray in each column.</text:p>
      <text:p text:style-name="Standard"/>
      <text:p text:style-name="Standard">Egg Dropping Problem:</text:p>
      <text:p text:style-name="Standard">Problem: You are given k eggs and a building with n floors. Find the minimum number of drops needed to determine the critical floor from which eggs start to break.</text:p>
      <text:p text:style-name="Standard">Dynamic Programming Approach: Build a table to store the minimum number of drops for different subproblems.</text:p>
      <text:p text:style-name="Standard"><text:soft-page-break/></text:p>
      <text:p text:style-name="Standard">Counting Paths in a Grid:</text:p>
      <text:p text:style-name="Standard">Problem: Given a grid, find the number of unique paths from the top-left corner to the bottom-right corner.</text:p>
      <text:p text:style-name="Standard">Dynamic Programming Approach: Build a table to store the number of paths for different positions in the grid.</text:p>
      <text:p text:style-name="Standard"/>
      <text:p text:style-name="Standard">Wildcard Pattern Matching:</text:p>
      <text:p text:style-name="Standard">Problem: Given a text and a wildcard pattern, implement wildcard pattern matching with '*' and '?'.</text:p>
      <text:p text:style-name="Standard">Dynamic Programming Approach: Build a table to store whether substrings match for different subproblems.</text:p>
      <text:p text:style-name="Standard"/>
      <text:p text:style-name="Standard">Minimum Cost Path in a Matrix:</text:p>
      <text:p text:style-name="Standard">Problem: Given a 2D matrix with non-negative integers, find the minimum cost path from the top-left corner to the bottom-right corner.</text:p>
      <text:p text:style-name="Standard">Dynamic Programming Approach: Build a table to store the minimum cost for different subproblems.</text:p>
      <text:p text:style-name="Standard"/>
      <text:p text:style-name="Standard"/>
      <text:p text:style-name="Standard">part III:</text:p>
      <text:p text:style-name="Standard"/>
      <text:p text:style-name="Standard">Distinct Paths in a Grid:</text:p>
      <text:p text:style-name="Standard">Problem: Given a grid of m x n, find the number of unique paths from the top-left corner to the bottom-right corner, where movement is allowed only down or to the right.</text:p>
      <text:p text:style-name="Standard">Dynamic Programming Approach: Build a table to store the number of unique paths for different positions in the grid.</text:p>
      <text:p text:style-name="Standard"/>
      <text:p text:style-name="Standard">Count Palindromic Subsequences:</text:p>
      <text:p text:style-name="Standard">Problem: Given a string, count the number of palindromic subsequences.</text:p>
      <text:p text:style-name="Standard">Dynamic Programming Approach: Build a table to store the count of palindromic subsequences for different subproblems.</text:p>
      <text:p text:style-name="Standard"/>
      <text:p text:style-name="Standard">Maximum Length Chain of Pairs:</text:p>
      <text:p text:style-name="Standard">Problem: Given pairs of integers, find the length of the longest chain of pairs such that the second element of the pair is greater than the first element.</text:p>
      <text:p text:style-name="Standard">Dynamic Programming Approach: Sort the pairs and apply a dynamic programming approach to find the longest chain.</text:p>
      <text:p text:style-name="Standard"/>
      <text:p text:style-name="Standard">Longest Bitonic Subsequence:</text:p>
      <text:p text:style-name="Standard">Problem: Given an array of integers, find the length of the longest bitonic subsequence. A bitonic subsequence is one that first increases and then decreases.</text:p>
      <text:p text:style-name="Standard">Dynamic Programming Approach: Build tables to store the length of increasing and decreasing subsequences for different subproblems.</text:p>
      <text:p text:style-name="Standard"/>
      <text:p text:style-name="Standard">Partition Equal Subset Sum:</text:p>
      <text:p text:style-name="Standard">Problem: Given an array of positive integers, determine if it can be partitioned into two subsets with equal sum.</text:p>
      <text:p text:style-name="Standard">Dynamic Programming Approach: Build a table to store whether a subset with a particular sum is possible.</text:p>
      <text:p text:style-name="Standard"/>
      <text:p text:style-name="Standard"><text:soft-page-break/>Maximum Product Subarray:</text:p>
      <text:p text:style-name="Standard">Problem: Given an array of integers, find the contiguous subarray with the largest product.</text:p>
      <text:p text:style-name="Standard">Dynamic Programming Approach: Keep track of both the maximum and minimum product subarrays at each position.</text:p>
      <text:p text:style-name="Standard"/>
      <text:p text:style-name="Standard">Decode Ways:</text:p>
      <text:p text:style-name="Standard">Problem: A message containing letters from A-Z can be encoded into numbers. Given a string, determine the number of ways it can be decoded.</text:p>
      <text:p text:style-name="Standard">Dynamic Programming Approach: Build a table to store the number of ways to decode substrings for different subproblems.</text:p>
      <text:p text:style-name="Standard"/>
      <text:p text:style-name="Standard">Shortest Common Supersequence:</text:p>
      <text:p text:style-name="Standard">Problem: Given two strings, find the shortest string that has both strings as subsequences.</text:p>
      <text:p text:style-name="Standard">Dynamic Programming Approach: Build a table to store the length of the shortest common supersequence for different subproblems.</text:p>
      <text:p text:style-name="Standard"/>
      <text:p text:style-name="Standard">Maximum Profit in Stock Market:</text:p>
      <text:p text:style-name="Standard">Problem: Given an array representing stock prices on different days, find the maximum profit that can be obtained by buying and selling stocks.</text:p>
      <text:p text:style-name="Standard">Dynamic Programming Approach: Keep track of the minimum stock price and maximum profit at each posi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06:50:52.231162456</meta:creation-date>
    <dc:date>2024-02-22T06:51:03.306491606</dc:date>
    <meta:editing-duration>PT11S</meta:editing-duration>
    <meta:editing-cycles>1</meta:editing-cycles>
    <meta:document-statistic meta:table-count="0" meta:image-count="0" meta:object-count="0" meta:page-count="4" meta:paragraph-count="92" meta:word-count="1142" meta:character-count="7364" meta:non-whitespace-character-count="6314"/>
    <meta:generator>LibreOffice/24.2.0.3$Linux_X86_64 LibreOffice_project/420$Build-3</meta:generator>
  </office:meta>
</office:document-meta>
</file>